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d59" officeooo:paragraph-rsid="00081d59"/>
    </style:style>
    <style:style style:name="P2" style:family="paragraph" style:parent-style-name="Standard">
      <style:text-properties officeooo:rsid="000966d4" officeooo:paragraph-rsid="000966d4"/>
    </style:style>
    <style:style style:name="P3" style:family="paragraph" style:parent-style-name="Standard">
      <style:text-properties officeooo:rsid="000b4331" officeooo:paragraph-rsid="000b4331"/>
    </style:style>
    <style:style style:name="P4" style:family="paragraph" style:parent-style-name="Standard">
      <style:text-properties officeooo:rsid="000d40a7" officeooo:paragraph-rsid="000d40a7"/>
    </style:style>
    <style:style style:name="P5" style:family="paragraph" style:parent-style-name="Standard">
      <style:text-properties officeooo:rsid="000f9c26" officeooo:paragraph-rsid="000f9c26"/>
    </style:style>
    <style:style style:name="P6" style:family="paragraph" style:parent-style-name="Standard">
      <style:text-properties officeooo:rsid="00106d48" officeooo:paragraph-rsid="00106d48"/>
    </style:style>
    <style:style style:name="P7" style:family="paragraph" style:parent-style-name="Standard">
      <style:text-properties officeooo:rsid="0011fc75" officeooo:paragraph-rsid="0011fc75"/>
    </style:style>
    <style:style style:name="P8" style:family="paragraph" style:parent-style-name="Standard">
      <style:text-properties officeooo:rsid="0012777a" officeooo:paragraph-rsid="00127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process:</text:p>
      <text:p text:style-name="P1"/>
      <text:p text:style-name="P1">https://www.thoughtco.com/how-to-install-and-run-perl-2641103</text:p>
      <text:p text:style-name="P2">https://metacpan.org/pod/Spreadsheet::ParseExcel::Workbook</text:p>
      <text:p text:style-name="P3">https://cpan.metacpan.org/modules/INSTALL.html</text:p>
      <text:p text:style-name="P4">https://stackoverflow.com/questions/429193/whats-the-best-way-to-parse-excel-file-in-perl</text:p>
      <text:p text:style-name="P5">https://metacpan.org/pod/PDF::Create#SYNOPSIS</text:p>
      <text:p text:style-name="P6">https://metacpan.org/pod/distribution/GDGraph/Graph.pm</text:p>
      <text:p text:style-name="P7">http://tldp.org/LDP/LG/issue83/padala.html</text:p>
      <text:p text:style-name="P8">https://alvinalexander.com/perl/perl-command-line-arguments-read-arg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1:36:45.297897038</meta:creation-date>
    <dc:date>2020-05-08T00:16:31.178826434</dc:date>
    <meta:editing-duration>PT46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0" meta:character-count="480" meta:non-whitespace-character-count="479"/>
  </office:meta>
</office:document-meta>
</file>